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color="#ffffff" fo:font-size="72pt" fo:font-weight="bold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0.6cm" fo:margin-right="0cm" fo:text-indent="-0.6cm"/>
      <style:text-properties fo:font-size="20pt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fo:text-indent="0cm"/>
      <style:text-properties fo:color="#ffffff" fo:font-size="72pt" fo:font-weight="bold"/>
    </style:style>
    <style:style style:name="T1" style:family="text">
      <style:text-properties fo:color="#ffffff" fo:font-family="'Times New Roman'" style:font-family-generic="roman" style:font-pitch="variable" fo:font-size="60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Tylko Jezus jest Panem,</text:span><text:span text:style-name="T1"><text:line-break/></text:span><text:span text:style-name="T1">alleluja, alleluja, alleluja</text:span><text:span text:style-name="T1"><text:line-break/></text:span><text:span text:style-name="T1">Tylko Jezus jest Panem,</text:span><text:span text:style-name="T1"><text:line-break/></text:span><text:span text:style-name="T1">alleluj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1T19">
        <draw:frame presentation:style-name="pr1" draw:text-style-name="P2" draw:layer="layout" svg:width="28cm" svg:height="21cm" svg:x="-0.001cm" svg:y="-0.002cm" presentation:class="title" presentation:user-transformed="true">
          <draw:text-box>
            <text:p text:style-name="P1"><text:span text:style-name="T1">Jezus Chrystus jest Panem,</text:span><text:span text:style-name="T1"><text:line-break/></text:span><text:span text:style-name="T1">alleluja, alleluja, alleluja</text:span><text:span text:style-name="T1"><text:line-break/></text:span><text:span text:style-name="T1">Jezus Chrystus </text:span><text:span text:style-name="T1">jest Panem,</text:span><text:span text:style-name="T1"><text:line-break/></text:span><text:span text:style-name="T1">alleluj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ie" presentation:presentation-page-layout-name="AL1T19">
        <draw:frame presentation:style-name="pr1" draw:text-style-name="P6" draw:layer="layout" svg:width="28cm" svg:height="21cm" svg:x="-0.001cm" svg:y="-0.002cm" presentation:class="title" presentation:user-transformed="true">
          <draw:text-box>
            <text:p text:style-name="P5"><text:span text:style-name="T1">Pan zmartwychwstał</text:span><text:span text:style-name="T1"><text:line-break/></text:span><text:span text:style-name="T1">i jest z nami,</text:span><text:span text:style-name="T1"><text:line-break/></text:span><text:span text:style-name="T1">alleluja, alleluja, alleluja</text:span><text:span text:style-name="T1"><text:line-break/></text:span><text:span text:style-name="T1">Pan zmartwychwstał</text:span><text:span text:style-name="T1"><text:line-break/></text:span><text:span text:style-name="T1">i jest z nami,</text:span><text:span text:style-name="T1"><text:line-break/></text:span><text:span text:style-name="T1">alleluj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omyślnie" presentation:presentation-page-layout-name="AL1T19">
        <draw:frame presentation:style-name="pr1" draw:text-style-name="P6" draw:layer="layout" svg:width="28cm" svg:height="21cm" svg:x="-0.001cm" svg:y="-0.001cm" presentation:class="title" presentation:user-transformed="true">
          <draw:text-box>
            <text:p text:style-name="P5"><text:span text:style-name="T1">Śpiewaj ziemio Mu cała,</text:span><text:span text:style-name="T1"><text:line-break/></text:span><text:span text:style-name="T1">alleluja, alleluja, alleluja</text:span><text:span text:style-name="T1"><text:line-break/></text:span><text:span text:style-name="T1">Śpiewaj ziemio Mu cała,</text:span><text:span text:style-name="T1"><text:line-break/></text:span><text:span text:style-name="T1">alleluj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omyślnie" presentation:presentation-page-layout-name="AL1T19">
        <draw:frame presentation:style-name="pr1" draw:text-style-name="P6" draw:layer="layout" svg:width="28cm" svg:height="21cm" svg:x="-0.001cm" svg:y="-0.002cm" presentation:class="title" presentation:user-transformed="true">
          <draw:text-box>
            <text:p text:style-name="P5"><text:span text:style-name="T1">Więc śpiewajmy Mu </text:span><text:span text:style-name="T1">radosne</text:span><text:span text:style-name="T1"><text:line-break/></text:span><text:span text:style-name="T1">alleluja, alleluja, alleluja</text:span><text:span text:style-name="T1"><text:line-break/></text:span><text:span text:style-name="T1">Więc śpiewajmy Mu </text:span><text:span text:style-name="T1">radosne</text:span><text:span text:style-name="T1"><text:line-break/></text:span><text:span text:style-name="T1">alleluj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Arial Unicode MS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omyślnie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Arial Unicode MS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omyślni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5</text:page-number></text:span></text:p>
        </draw:text-box>
      </draw:frame>
    </style:handout-master>
    <style:master-page style:name="Domyślnie" style:page-layout-name="PM1" draw:style-name="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span text:style-name="T1"><text:page-number>5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3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3cm" svg:height="1.484cm" svg:x="11.886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3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3cm" svg:height="1.484cm" svg:x="11.886cm" svg:y="28.215cm" presentation:class="page-number">
          <draw:text-box>
            <text:p text:style-name="P2"><text:span text:style-name="T1"><text:page-number>5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.2$Win32 OpenOffice.org_project/680m5$Build-9011</meta:generator>
    <meta:creation-date>2006-06-11T22:30:59</meta:creation-date>
    <dc:creator>Rafał Talacha</dc:creator>
    <dc:date>2009-02-01T13:36:22</dc:date>
    <dc:language>pl-PL</dc:language>
    <meta:editing-cycles>5</meta:editing-cycles>
    <meta:editing-duration>PT4M51S</meta:editing-duration>
    <meta:user-defined meta:name="Info 1"/>
    <meta:user-defined meta:name="Info 2"/>
    <meta:user-defined meta:name="Info 3"/>
    <meta:user-defined meta:name="Info 4"/>
    <meta:document-statistic meta:object-count="36"/>
  </office:meta>
</office:document-meta>
</file>